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01a069"/>
    </style:style>
    <style:style style:name="P2" style:family="paragraph" style:parent-style-name="Standard">
      <style:text-properties fo:color="#000000" fo:language="fr" fo:country="FR" fo:font-style="normal" style:text-underline-style="none" fo:font-weight="bold" officeooo:rsid="0002ef87" officeooo:paragraph-rsid="0002ef87" style:font-style-asian="normal" style:font-weight-asian="bold" style:font-style-complex="normal" style:font-weight-complex="bold"/>
    </style:style>
    <style:style style:name="P3" style:family="paragraph" style:parent-style-name="Standard">
      <style:text-properties fo:color="#000000" fo:language="fr" fo:country="FR" fo:font-style="normal" style:text-underline-style="none" fo:font-weight="bold" officeooo:rsid="0003c6c8" officeooo:paragraph-rsid="0003c6c8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0000" fo:language="fr" fo:country="FR" fo:font-style="normal" style:text-underline-style="none" fo:font-weight="bold" officeooo:rsid="0003c6c8" officeooo:paragraph-rsid="0003cd72" style:font-style-asian="normal" style:font-weight-asian="bold" style:font-style-complex="normal" style:font-weight-complex="bold"/>
    </style:style>
    <style:style style:name="P5" style:family="paragraph" style:parent-style-name="Standard">
      <style:text-properties fo:color="#000000" fo:language="fr" fo:country="FR" fo:font-style="normal" style:text-underline-style="none" fo:font-weight="bold" officeooo:rsid="0003c6c8" officeooo:paragraph-rsid="0004c454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000000" fo:language="fr" fo:country="FR" fo:font-style="normal" style:text-underline-style="none" fo:font-weight="bold" officeooo:rsid="0003c6c8" officeooo:paragraph-rsid="0005d641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00a933" fo:font-size="14pt" fo:language="fr" fo:country="FR" fo:font-style="normal" style:text-underline-style="solid" style:text-underline-width="auto" style:text-underline-color="font-color" fo:font-weight="bold" officeooo:rsid="0003c6c8" officeooo:paragraph-rsid="0003cd7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00a933" fo:font-size="14pt" fo:language="fr" fo:country="FR" fo:font-style="normal" style:text-underline-style="solid" style:text-underline-width="auto" style:text-underline-color="font-color" fo:font-weight="bold" officeooo:rsid="0003c6c8" officeooo:paragraph-rsid="0004c454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color="#00a933" style:text-line-through-style="none" style:text-line-through-type="none" fo:font-size="14pt" fo:language="fr" fo:country="FR" fo:font-style="normal" style:text-underline-style="solid" style:text-underline-width="auto" style:text-underline-color="font-color" fo:font-weight="bold" officeooo:rsid="0003c6c8" officeooo:paragraph-rsid="0004c454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color="#ff0000" fo:font-size="14pt" fo:language="fr" fo:country="FR" fo:font-style="normal" style:text-underline-style="solid" style:text-underline-width="auto" style:text-underline-color="font-color" fo:font-weight="bold" officeooo:rsid="0003c6c8" officeooo:paragraph-rsid="0003cd7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color="#000000" fo:language="fr" fo:country="FR" fo:font-style="normal" style:text-underline-style="none" fo:font-weight="bold" officeooo:rsid="0005d641" officeooo:paragraph-rsid="0005d641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language="fr" fo:country="FR" fo:font-weight="bold" officeooo:rsid="0001a069" officeooo:paragraph-rsid="0001a069" style:font-weight-asian="bold" style:font-weight-complex="bold"/>
    </style:style>
    <style:style style:name="P13" style:family="paragraph" style:parent-style-name="Standard">
      <style:text-properties fo:language="fr" fo:country="FR" officeooo:paragraph-rsid="00070c90"/>
    </style:style>
    <style:style style:name="P14" style:family="paragraph" style:parent-style-name="Standard" style:list-style-name="L1">
      <style:text-properties fo:language="fr" fo:country="FR" style:text-underline-style="none" officeooo:paragraph-rsid="00070c90"/>
    </style:style>
    <style:style style:name="T1" style:family="text">
      <style:text-properties fo:color="#000000" fo:font-style="normal" style:text-underline-style="none" fo:font-weight="normal" officeooo:rsid="0001a069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style:text-underline-style="none" fo:font-weight="bold" officeooo:rsid="0001a069" style:font-style-asian="normal" style:font-weight-asian="bold" style:font-style-complex="normal" style:font-weight-complex="bold"/>
    </style:style>
    <style:style style:name="T3" style:family="text">
      <style:text-properties fo:color="#000000" fo:font-style="normal" style:text-underline-style="none" fo:font-weight="bold" officeooo:rsid="0002ef87" style:font-style-asian="normal" style:font-weight-asian="bold" style:font-style-complex="normal" style:font-weight-complex="bold"/>
    </style:style>
    <style:style style:name="T4" style:family="text">
      <style:text-properties fo:color="#000000" fo:font-style="normal" style:text-underline-style="none" fo:font-weight="bold" officeooo:rsid="00070c90" style:font-style-asian="normal" style:font-weight-asian="bold" style:font-style-complex="normal" style:font-weight-complex="bold"/>
    </style:style>
    <style:style style:name="T5" style:family="text">
      <style:text-properties fo:color="#000000" fo:font-size="14pt" fo:font-style="normal" style:text-underline-style="solid" style:text-underline-width="auto" style:text-underline-color="font-color" fo:font-weight="bold" officeooo:rsid="0001a069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fo:font-size="14pt" fo:font-style="normal" style:text-underline-style="solid" style:text-underline-width="auto" style:text-underline-color="font-color" fo:font-weight="bold" officeooo:rsid="0002ef8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font-size="14pt" fo:font-style="normal" fo:font-weight="bold" officeooo:rsid="0001a069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fo:font-size="14pt" fo:font-style="normal" fo:font-weight="bold" officeooo:rsid="0002ef87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0000" style:text-position="super 58%" fo:font-size="14pt" fo:font-style="normal" style:text-underline-style="solid" style:text-underline-width="auto" style:text-underline-color="font-color" fo:font-weight="bold" officeooo:rsid="0002ef87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000000" style:text-position="super 58%" fo:font-size="14pt" fo:font-style="normal" fo:font-weight="bold" officeooo:rsid="0002ef87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01a069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02ef87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1a069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2ef87" style:font-size-asian="14pt" style:font-weight-asian="bold" style:font-size-complex="14pt" style:font-weight-complex="bold"/>
    </style:style>
    <style:style style:name="T15" style:family="text">
      <style:text-properties style:text-position="super 58%" fo:font-size="14pt" style:text-underline-style="solid" style:text-underline-width="auto" style:text-underline-color="font-color" fo:font-weight="bold" officeooo:rsid="0002ef87" style:font-size-asian="14pt" style:font-weight-asian="bold" style:font-size-complex="14pt" style:font-weight-complex="bold"/>
    </style:style>
    <style:style style:name="T16" style:family="text">
      <style:text-properties style:text-position="super 58%" fo:font-size="14pt" fo:font-weight="bold" officeooo:rsid="0002ef87" style:font-size-asian="14pt" style:font-weight-asian="bold" style:font-size-complex="14pt" style:font-weight-complex="bold"/>
    </style:style>
    <style:style style:name="T17" style:family="text">
      <style:text-properties fo:font-weight="bold" officeooo:rsid="0001a069" style:font-weight-asian="bold" style:font-weight-complex="bold"/>
    </style:style>
    <style:style style:name="T18" style:family="text">
      <style:text-properties fo:font-weight="bold" officeooo:rsid="00070c90" style:font-weight-asian="bold" style:font-weight-complex="bold"/>
    </style:style>
    <style:style style:name="T19" style:family="text">
      <style:text-properties officeooo:rsid="0003cd72"/>
    </style:style>
    <style:style style:name="T20" style:family="text">
      <style:text-properties fo:color="#2a6099"/>
    </style:style>
    <style:style style:name="T21" style:family="text">
      <style:text-properties officeooo:rsid="0004c4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<text:span text:style-name="T17"><text:tab/></text:span><text:span text:style-name="T18">C</text:span><text:span text:style-name="T17">e projet a pour but de réaliser un Morpion avec le langage informatique Python à l’aide du module graphics, ce projet a pour but de récapituler la plupart des notions Python apprises jusqu’ici, et de comprendre comment les combiner </text:span><text:span text:style-name="T18">afin de </text:span><text:span text:style-name="T17">réaliser un programme un peu plus complexe. Il s’agit d’un travail de groupe à 3:</text:span></text:p>
      <text:list xml:id="list2772111740" text:style-name="L1">
        <text:list-item>
          <text:p text:style-name="P14"><text:span text:style-name="T13">Ambre MA</text:span><text:span text:style-name="T14">THA</text:span><text:span text:style-name="T13"> </text:span><text:span text:style-name="T14">1</text:span><text:span text:style-name="T16">ere</text:span><text:span text:style-name="T14">8</text:span></text:p>
        </text:list-item>
        <text:list-item>
          <text:p text:style-name="P14"><text:span text:style-name="T13"><text:s/>Océane MP</text:span><text:span text:style-name="T14">ONDA</text:span><text:span text:style-name="T13"> </text:span><text:span text:style-name="T14">1</text:span><text:span text:style-name="T16">ere</text:span><text:span text:style-name="T14">5</text:span></text:p>
        </text:list-item>
        <text:list-item>
          <text:p text:style-name="P14"><text:span text:style-name="T7"><text:s/>A</text:span><text:span text:style-name="T8">llaouat Abdelslam1</text:span><text:span text:style-name="T10">ere</text:span><text:span text:style-name="T8">8</text:span></text:p>
        </text:list-item>
      </text:list>
      <text:p text:style-name="P13"><text:span text:style-name="T4">V</text:span><text:span text:style-name="T3">isant aussi à expérimenter la collaboration en équipe et la contrainte de répartitions des tâches , le projet se fera sous 3 semaines ,et sera rendu à notre professeur.</text:span></text:p>
      <text:p text:style-name="P1"><text:span text:style-name="T3"/></text:p>
      <text:p text:style-name="P10">Cahier des charges :</text:p>
      <text:p text:style-name="P7">Fonctionnement du programme :</text:p>
      <text:p text:style-name="P4">Il se d<text:span text:style-name="T19">é</text:span>duit du <text:span text:style-name="T19">problème.</text:span></text:p>
      <text:p text:style-name="P4">Ici c’est :</text:p>
      <text:p text:style-name="P4"><text:tab/><text:span text:style-name="T20">1.</text:span><text:span text:style-name="T19">C</text:span>r<text:span text:style-name="T19">é</text:span>ation et initialisation d’un plateau de jeu </text:p>
      <text:p text:style-name="P4"><text:tab/><text:span text:style-name="T20">2.</text:span> Affichage du tableau initial</text:p>
      <text:p text:style-name="P4"><text:tab/><text:span text:style-name="T20">3.</text:span> Assignation d’un symbole pour chaque joueur</text:p>
      <text:p text:style-name="P4"><text:tab/><text:span text:style-name="T20">4.</text:span> D<text:span text:style-name="T19">é</text:span>cision du joueur qui commence</text:p>
      <text:p text:style-name="P4"><text:tab/><text:span text:style-name="T20">5.</text:span> Boucle d’interaction avec les joueurs :</text:p>
      <text:p text:style-name="P4"><text:tab/><text:tab/>(a) On fait jouer le joueur actif </text:p>
      <text:p text:style-name="P4"><text:tab/><text:tab/>(b) On affiche le plateau modifi<text:span text:style-name="T19">é</text:span>e avec le coup du joueur </text:p>
      <text:p text:style-name="P4"><text:tab/><text:tab/>(c) On teste la fin du jeu et sinon c’est au tour de l’autre joueur</text:p>
      <text:p text:style-name="P4"><text:span text:style-name="T20"><text:tab/>6.</text:span> Affichage du gagnant <text:span text:style-name="T19">é</text:span>ventuel</text:p>
      <text:p text:style-name="P4"/>
      <text:p text:style-name="P8">Hypoth<text:span text:style-name="T19">è</text:span>ses et contraintes :</text:p>
      <text:p text:style-name="P5">Ce sont : </text:p>
      <text:p text:style-name="P5"><text:tab/>• Le tableau est de taille 3 × 3. </text:p>
      <text:p text:style-name="P5"><text:tab/>• S’il n’y a plus de possibilit<text:span text:style-name="T19">é </text:span>de gagner pour aucun joueur, le tableau doit <text:span text:style-name="T21">ê</text:span>tre totalement rempli afin de terminer. </text:p>
      <text:p text:style-name="P5"/>
      <text:p text:style-name="P8">Remarque :</text:p>
      <text:p text:style-name="P6"><text:tab/>Dans une version am<text:span text:style-name="T19">é</text:span>lior<text:span text:style-name="T19">é</text:span>e, on pourra tester si un tableau est tel qu’aucun joueur ne peut plus gagner. </text:p>
      <text:p text:style-name="P11"><text:tab/>On peut aussi faire en sorte qu’on puisse rejouer directement à la fin d’une partie sans quitter le programme.</text:p>
      <text:p text:style-name="P5"/>
      <text:p text:style-name="P9">Cas d’erreurs:</text:p>
      <text:p text:style-name="P5">On en d<text:span text:style-name="T19">é</text:span>nombre trois :</text:p>
      <text:p text:style-name="P5"><text:tab/><text:span text:style-name="T20">1.</text:span> Les coordonn<text:span text:style-name="T19">é</text:span>es d’un pion sont en dehors du tableau.</text:p>
      <text:p text:style-name="P5"><text:tab/><text:span text:style-name="T20">2.</text:span> Il n’y a plus d’emplacement o<text:span text:style-name="T19">ù</text:span> jouer.</text:p>
      <text:p text:style-name="P5"><text:tab/><text:span text:style-name="T20">3.</text:span> On veut jouer sur une case <text:span text:style-name="T19">déjà</text:span> coch<text:span text:style-name="T19">é</text:span>e. Nous ne traitons pas les erreurs lors de la saisie des coordonn<text:span text:style-name="T19">é</text:span>e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12-08T16:22:52.702000000</dc:date>
    <meta:editing-duration>PT41M8S</meta:editing-duration>
    <meta:editing-cycles>5</meta:editing-cycles>
    <meta:document-statistic meta:table-count="0" meta:image-count="0" meta:object-count="0" meta:page-count="1" meta:paragraph-count="30" meta:word-count="304" meta:character-count="1708" meta:non-whitespace-character-count="1407"/>
  </office:meta>
</office:document-meta>
</file>